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b69e" officeooo:paragraph-rsid="001bb69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bb69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d858a" style:font-style-asian="normal" style:font-weight-asian="normal"/>
    </style:style>
    <style:style style:name="T4" style:family="text">
      <style:text-properties fo:language="en" fo:country="US" officeooo:rsid="001bb69e"/>
    </style:style>
    <style:style style:name="T5" style:family="text">
      <style:text-properties fo:language="en" fo:country="US" officeooo:rsid="001bcd64"/>
    </style:style>
    <style:style style:name="T6" style:family="text">
      <style:text-properties officeooo:rsid="001bc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6th of February 2025 </text:span>under the <text:span text:style-name="T6">2</text:span><text:span text:style-name="T5">nd</text:span><text:span text:style-name="T4"> Extraordinary </text:span>PA Meeting.</text:p>
      <text:p text:style-name="P1"/>
      <text:p text:style-name="P1">The Assembly, recognising the current situation,</text:p>
      <text:p text:style-name="P1"/>
      <text:p text:style-name="P2">Constitutes the need to give the CotS the mandate to update the server to 1.21.4, revoking M43-2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4"><text:span text:style-name="T1">[</text:span><text:span text:style-name="T2">Motion 44-E</text:span><text:span text:style-name="T3">2</text:span><text:span text:style-name="T2">: To give CotS the mandate to update to 1.21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9:59:05.482412788</dc:date>
    <meta:editing-duration>PT4M4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6" meta:character-count="350" meta:non-whitespace-character-count="302"/>
  </office:meta>
</office:document-meta>
</file>